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Monaco, Courier, monospace"/>
    <style:font-face style:name="Roboto" svg:font-family="Roboto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e4f" officeooo:paragraph-rsid="001cce4f"/>
    </style:style>
    <style:style style:name="P2" style:family="paragraph" style:parent-style-name="Text_20_body">
      <style:paragraph-properties fo:margin-left="0cm" fo:margin-right="0cm" fo:margin-top="0cm" fo:margin-bottom="0.318cm" loext:contextual-spacing="false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318cm" loext:contextual-spacing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.318cm" loext:contextual-spacing="false" style:line-height-at-least="0.476cm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.318cm" loext:contextual-spacing="false" style:line-height-at-least="0.476cm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.318cm" loext:contextual-spacing="false" fo:orphans="2" fo:widows="2" fo:text-indent="0cm" style:auto-text-indent="false" fo:padding="0cm" fo:border="none"/>
      <style:text-properties fo:font-variant="normal" fo:text-transform="none" style:font-name="Roboto" fo:font-size="10.5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.318cm" loext:contextual-spacing="false" fo:orphans="2" fo:widows="2" fo:text-indent="0cm" style:auto-text-indent="false" fo:padding="0cm" fo:border="none"/>
      <style:text-properties fo:font-variant="normal" fo:text-transform="none" style:font-name="Roboto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fo:margin-top="0cm" fo:margin-bottom="0.318cm" loext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cm" fo:margin-right="0cm" fo:margin-top="0.159cm" fo:margin-bottom="0.159cm" loext:contextual-spacing="false" style:line-height-at-least="0.476cm" fo:orphans="2" fo:widows="2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.159cm" fo:margin-bottom="0.159cm" loext:contextual-spacing="false" style:line-height-at-least="0.476cm" fo:orphans="2" fo:widows="2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.159cm" fo:margin-bottom="0.159cm" loext:contextual-spacing="false" fo:orphans="2" fo:widows="2" fo:text-indent="0cm" style:auto-text-indent="false" fo:padding="0cm" fo:border="none"/>
      <style:text-properties fo:font-variant="normal" fo:text-transform="none" style:font-name="Roboto" fo:font-size="10.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132cm" loext:contextual-spacing="false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loext:padding-left="0.529cm" loext:padding-right="0cm" loext:padding-top="0cm" loext:padding-bottom="0cm" loext:border-left="2.24pt solid #000000" loext:border-right="none" loext:border-top="none" loext:border-bottom="none"/>
    </style:style>
    <style:style style:name="P13" style:family="paragraph" style:parent-style-name="Text_20_body">
      <style:paragraph-properties fo:margin-left="0cm" fo:margin-right="0cm" fo:margin-top="0cm" fo:margin-bottom="0.132cm" loext:contextual-spacing="false" fo:orphans="2" fo:widows="2" fo:text-indent="0cm" style:auto-text-indent="false"/>
    </style:style>
    <style:style style:name="P14" style:family="paragraph" style:parent-style-name="Text_20_body">
      <style:paragraph-properties fo:margin-left="1.058cm" fo:margin-right="0cm" fo:margin-top="0cm" fo:margin-bottom="0.318cm" loext:contextual-spacing="false" fo:orphans="2" fo:widows="2" fo:text-indent="0cm" style:auto-text-indent="false"/>
      <style:text-properties officeooo:paragraph-rsid="001cce4f"/>
    </style:style>
    <style:style style:name="P15" style:family="paragraph" style:parent-style-name="Text_20_body">
      <style:paragraph-properties fo:margin-left="0cm" fo:margin-right="0cm" fo:margin-top="0cm" fo:margin-bottom="0.318cm" loext:contextual-spacing="false" fo:orphans="2" fo:widows="2" fo:text-indent="0cm" style:auto-text-indent="false"/>
      <style:text-properties officeooo:paragraph-rsid="001cce4f"/>
    </style:style>
    <style:style style:name="P16" style:family="paragraph" style:parent-style-name="Text_20_body">
      <style:paragraph-properties fo:margin-left="0cm" fo:margin-right="0cm" fo:margin-top="0cm" fo:margin-bottom="0.318cm" loext:contextual-spacing="false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officeooo:paragraph-rsid="001cce4f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style:line-height-at-least="0.476cm" fo:orphans="2" fo:widows="2" fo:text-indent="0cm" style:auto-text-indent="false"/>
      <style:text-properties fo:font-variant="normal" fo:text-transform="none" fo:color="#006600" style:font-name="Consolas" fo:font-size="9.75pt" fo:letter-spacing="normal" fo:font-style="normal" fo:font-weight="normal" loext:padding-left="0.529cm" loext:padding-right="0cm" loext:padding-top="0cm" loext:padding-bottom="0cm" loext:border-left="2.24pt solid #000000" loext:border-right="none" loext:border-top="none" loext:border-bottom="none"/>
    </style:style>
    <style:style style:name="P18" style:family="paragraph" style:parent-style-name="Heading_20_1">
      <style:text-properties fo:font-variant="normal" fo:text-transform="none" style:font-name="Roboto" fo:font-size="33pt" fo:letter-spacing="normal" fo:font-style="normal" fo:font-weight="normal"/>
    </style:style>
    <style:style style:name="T1" style:family="text">
      <style:text-properties fo:font-weight="bold" officeooo:rsid="001cce4f" fo:background-color="#f7f7f7" loext:char-shading-value="0" loext:padding="0cm" loext:border="none"/>
    </style:style>
    <style:style style:name="T2" style:family="text">
      <style:text-properties fo:font-weight="bold" fo:background-color="#f7f7f7" loext:char-shading-value="0" loext:padding="0cm" loext:border="none"/>
    </style:style>
    <style:style style:name="T3" style:family="text">
      <style:text-properties style:font-name="Roboto" fo:font-size="10.5pt" fo:font-style="normal" fo:font-weight="normal"/>
    </style:style>
    <style:style style:name="T4" style:family="text">
      <style:text-properties fo:font-variant="normal" fo:text-transform="none" style:font-name="Roboto" fo:font-size="10.5pt" fo:letter-spacing="normal" fo:font-style="normal" fo:font-weight="bold"/>
    </style:style>
    <style:style style:name="T5" style:family="text">
      <style:text-properties fo:font-variant="normal" fo:text-transform="none" style:font-name="Roboto" fo:font-size="10.5pt" fo:letter-spacing="normal" fo:font-style="normal" fo:font-weight="bold" fo:background-color="#f7f7f7" loext:char-shading-value="0" loext:padding="0cm" loext:border="none"/>
    </style:style>
    <style:style style:name="T6" style:family="text">
      <style:text-properties fo:font-variant="normal" fo:text-transform="none" style:font-name="Roboto" fo:font-size="10.5pt" fo:letter-spacing="normal" fo:font-style="normal" fo:font-weight="bold" officeooo:rsid="001cce4f" fo:background-color="#f7f7f7" loext:char-shading-value="0" loext:padding="0cm" loext:border="none"/>
    </style:style>
    <style:style style:name="T7" style:family="text">
      <style:text-properties fo:font-variant="normal" fo:text-transform="none" style:font-name="Roboto" fo:font-size="10.5pt" fo:letter-spacing="normal" fo:font-style="normal" fo:font-weight="bold" loext:padding-left="0.529cm" loext:padding-right="0cm" loext:padding-top="0cm" loext:padding-bottom="0cm" loext:border-left="2.24pt solid #000000" loext:border-right="none" loext:border-top="none" loext:border-bottom="none"/>
    </style:style>
    <style:style style:name="T8" style:family="text">
      <style:text-properties fo:font-variant="normal" fo:text-transform="none" style:font-name="Roboto" fo:font-size="10.5pt" fo:letter-spacing="normal" fo:font-style="normal" fo:font-weight="normal"/>
    </style:style>
    <style:style style:name="T9" style:family="text">
      <style:text-properties fo:font-variant="normal" fo:text-transform="none" style:font-name="Roboto" fo:font-size="10.5pt" fo:letter-spacing="normal" fo:font-style="normal" fo:font-weight="normal" loext:padding-left="0.529cm" loext:padding-right="0cm" loext:padding-top="0cm" loext:padding-bottom="0cm" loext:border-left="2.24pt solid #000000" loext:border-right="none" loext:border-top="none" loext:border-bottom="none"/>
    </style:style>
    <style:style style:name="T10" style:family="text">
      <style:text-properties fo:font-variant="normal" fo:text-transform="none" style:font-name="Roboto" fo:font-size="10.5pt" fo:letter-spacing="normal" fo:font-style="normal" fo:font-weight="normal" fo:background-color="#f7f7f7" loext:char-shading-value="0" loext:padding="0cm" loext:border="none"/>
    </style:style>
    <style:style style:name="T11" style:family="text">
      <style:text-properties fo:font-variant="normal" fo:text-transform="none" fo:color="#039be5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06600" style:font-name="Consolas" fo:font-size="9.75pt" fo:letter-spacing="normal" fo:font-style="normal" fo:font-weight="normal"/>
    </style:style>
    <style:style style:name="T13" style:family="text">
      <style:text-properties fo:background-color="#f7f7f7" loext:char-shading-value="0" loext:padding="0cm" loext:border="none"/>
    </style:style>
    <style:style style:name="T14" style:family="text">
      <style:text-properties fo:color="#000000"/>
    </style:style>
    <style:style style:name="T15" style:family="text">
      <style:text-properties fo:color="#666600"/>
    </style:style>
    <style:style style:name="T16" style:family="text">
      <style:text-properties fo:color="#000088"/>
    </style:style>
    <style:style style:name="T17" style:family="text">
      <style:text-properties fo:color="#00666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03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52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Instalar o Android Studio</text:h>
      <text:p text:style-name="P14"><text:span text:style-name="Strong_20_Emphasis"><text:span text:style-name="T5">I</text:span></text:span></text:p>
      <text:p text:style-name="P15"><text:span text:style-name="Strong_20_Emphasis"><text:span text:style-name="T6">I</text:span></text:span><text:span text:style-name="Strong_20_Emphasis"><text:span text:style-name="T5">nstruções para </text:span></text:span><text:span text:style-name="Strong_20_Emphasis"><text:span text:style-name="T6">Linux</text:span></text:span><text:span text:style-name="T10"> </text:span></text:p>
      <text:p text:style-name="P3"><text:span text:style-name="T8"/></text:p>
      <text:p text:style-name="P3"><text:span text:style-name="T8">A configuração do Android Studio pode ser feita com apenas alguns cliques. (Você precisa antes </text:span><text:a xlink:type="simple" xlink:href="https://developer.android.com/studio/index.html" text:style-name="Internet_20_link" text:visited-style-name="Visited_20_Internet_20_Link"><text:span text:style-name="T11">baixar o Android Studio</text:span></text:a><text:span text:style-name="T8">.)</text:span></text:p>
      <text:section text:style-name="Sect1" text:name="system-linux">
        <text:p text:style-name="P3">Para instalar o Android Studio no Linux, faça o seguinte:</text:p>
        <text:list xml:id="list1848411656378143960" text:style-name="L1">
          <text:list-item>
            <text:p text:style-name="P4"><text:span text:style-name="T8">Descompacte o arquivo </text:span><text:span text:style-name="Source_20_Text"><text:span text:style-name="T12">.zip</text:span></text:span><text:span text:style-name="T8"> baixado em um local adequado para os aplicativos, como dentro de </text:span><text:span text:style-name="Source_20_Text"><text:span text:style-name="T12">/usr/local/</text:span></text:span><text:span text:style-name="T8"> para o seu perfil de usuário ou de </text:span><text:span text:style-name="Source_20_Text"><text:span text:style-name="T12">/opt/</text:span></text:span><text:span text:style-name="T8"> para usuários compartilhados.</text:span></text:p>
          </text:list-item>
          <text:list-item>
            <text:p text:style-name="P4"><text:span text:style-name="T8">Para inicializar o Android Studio, abra um terminal, navegue até o diretório </text:span><text:span text:style-name="Source_20_Text"><text:span text:style-name="T12">android-studio/bin/</text:span></text:span><text:span text:style-name="T8"> e execute </text:span><text:span text:style-name="Source_20_Text"><text:span text:style-name="T12">studio.sh</text:span></text:span><text:span text:style-name="T8">.</text:span></text:p>
            <text:p text:style-name="P9"><text:span text:style-name="Strong_20_Emphasis"><text:span text:style-name="T4">Dica:</text:span></text:span><text:span text:style-name="T8"> Adicione </text:span><text:span text:style-name="Source_20_Text"><text:span text:style-name="T12">android-studio/bin/</text:span></text:span><text:span text:style-name="T8"> à variável de ambiente </text:span><text:span text:style-name="Source_20_Text"><text:span text:style-name="T12">PATH</text:span></text:span><text:span text:style-name="T8"> para poder iniciar o Android Studio de qualquer diretório.</text:span></text:p>
          </text:list-item>
          <text:list-item>
            <text:p text:style-name="P8"><text:span text:style-name="T8">Selecione se você quer ou não importar as configurações anteriores do Android Studio e clique em </text:span><text:span text:style-name="Strong_20_Emphasis"><text:span text:style-name="T4">OK</text:span></text:span><text:span text:style-name="T8">.</text:span></text:p>
          </text:list-item>
          <text:list-item>
            <text:p text:style-name="P6">O assistente de configuração do Android Studio orientará você durante o resto da configuração, incluindo o download dos componentes do Android SDK necessários para o desenvolvimento.</text:p>
          </text:list-item>
        </text:list>
        <text:p text:style-name="P13"><text:span text:style-name="Strong_20_Emphasis"><text:span text:style-name="T7">Observação:</text:span></text:span><text:span text:style-name="T9"> Se você estiver executando uma versão do Ubuntu de 64 bits, será necessário instalar algumas bibliotecas de 32 bits com o comando a seguir:</text:span></text:p>
        <text:p text:style-name="P17"><text:span text:style-name="T14">sudo apt</text:span><text:span text:style-name="T15">-</text:span><text:span text:style-name="T16">get</text:span><text:span text:style-name="T14"> install lib32z1 lib32ncurses5 lib32bz2</text:span><text:span text:style-name="T15">-</text:span><text:span text:style-name="T17">1.0</text:span><text:span text:style-name="T14"> lib32stdc</text:span><text:span text:style-name="T15">++</text:span><text:span text:style-name="T17">6</text:span></text:p>
        <text:p text:style-name="P12">Se você estiver executando o Fedora de 64 bits, o comando será:</text:p>
        <text:p text:style-name="P17"><text:span text:style-name="T14">sudo yum install zlib</text:span><text:span text:style-name="T15">.</text:span><text:span text:style-name="T14">i686 ncurses</text:span><text:span text:style-name="T15">-</text:span><text:span text:style-name="T14">libs</text:span><text:span text:style-name="T15">.</text:span><text:span text:style-name="T14">i686 bzip2</text:span><text:span text:style-name="T15">-</text:span><text:span text:style-name="T14">libs</text:span><text:span text:style-name="T15">.</text:span><text:span text:style-name="T14">i686</text:span></text:p>
        <text:p text:style-name="P2">É só isso! O vídeo a seguir mostra todas as etapas do procedimento de instalação recomendado.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/text:p>
      <text:p text:style-name="P16"><text:span text:style-name="Strong_20_Emphasis"><text:span text:style-name="T1">I</text:span></text:span><text:span text:style-name="Strong_20_Emphasis"><text:span text:style-name="T2">nstruções para </text:span></text:span><text:span text:style-name="Strong_20_Emphasis"><text:span text:style-name="T1">Windows</text:span></text:span></text:p>
      <text:p text:style-name="P2"/>
      <text:p text:style-name="P2">Para instalar o Android Studio no Windows, faça o seguinte:</text:p>
      <text:list xml:id="list6557195625316421803" text:style-name="L2">
        <text:list-item>
          <text:p text:style-name="P5"><text:span text:style-name="T8">Execute o arquivo </text:span><text:span text:style-name="Source_20_Text"><text:span text:style-name="T12">.exe</text:span></text:span><text:span text:style-name="T8"> que você baixou.</text:span></text:p>
        </text:list-item>
        <text:list-item>
          <text:p text:style-name="P7">Siga o assistente de configuração para instalar o Android Studio e todas as ferramentas do SDK necessárias.</text:p>
          <text:p text:style-name="P11">Em alguns sistemas Windows, o script de inicialização não encontrará o local de instalação do JDK. Se ocorrer esse problema, será preciso definir uma variável de ambiente indicando o local correto.</text:p>
          <text:p text:style-name="P10"><text:span text:style-name="T8">Selecione </text:span><text:span text:style-name="Strong_20_Emphasis"><text:span text:style-name="T4">Start menu &gt; Computer &gt; System Properties &gt; Advanced System Properties</text:span></text:span><text:span text:style-name="T8">. Em seguida, abra a </text:span><text:span text:style-name="Strong_20_Emphasis"><text:span text:style-name="T4">guia Advanced &gt; Environment Variables</text:span></text:span><text:span text:style-name="T8">e adicione uma nova variável de sistema, </text:span><text:span text:style-name="Source_20_Text"><text:span text:style-name="T12">JAVA_HOME</text:span></text:span><text:span text:style-name="T8">, que aponta para a pasta do JDK. Por exemplo, </text:span><text:span text:style-name="Source_20_Text"><text:span text:style-name="T12">C:\Program Files\Java\jdk1.8.0_77</text:span></text:span><text:span text:style-name="T8">.</text:span></text:p>
        </text:list-item>
      </text:list>
      <text:p text:style-name="P2">É só isso! O vídeo a seguir mostra todas as etapas do procedimento de instalação recomendado.</text:p>
      <text:p text:style-name="Standard"/>
      <text:p text:style-name="Standard"/>
      <text:p text:style-name="Standard"/>
      <text:p text:style-name="Standard"/>
      <text:p text:style-name="Standard"/>
      <text:p text:style-name="P1">Fonte: https://developer.android.com/studio/install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Monaco, Courier, monospace"/>
    <style:font-face style:name="Roboto" svg:font-family="Roboto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1:18:42.526917734</meta:creation-date>
    <dc:date>2017-09-04T11:24:06.486504871</dc:date>
    <meta:editing-duration>PT5M28S</meta:editing-duration>
    <meta:editing-cycles>1</meta:editing-cycles>
    <meta:document-statistic meta:table-count="0" meta:image-count="0" meta:object-count="0" meta:page-count="2" meta:paragraph-count="23" meta:word-count="338" meta:character-count="2209" meta:non-whitespace-character-count="1899"/>
    <meta:generator>LibreOffice/5.1.6.2$Linux_X86_64 LibreOffice_project/10m0$Build-2</meta:generator>
  </office:meta>
</office:document-meta>
</file>